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4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6.svm" manifest:media-type=""/>
  <manifest:file-entry manifest:full-path="Pictures/TablePreview12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co1" style:family="table-column">
      <style:table-column-properties style:column-width="2.663cm" style:use-optimal-column-width="false"/>
    </style:style>
    <style:style style:name="co2" style:family="table-column">
      <style:table-column-properties style:column-width="2.67cm" style:use-optimal-column-width="false"/>
    </style:style>
    <style:style style:name="co3" style:family="table-column">
      <style:table-column-properties style:column-width="2.672cm" style:use-optimal-column-width="false"/>
    </style:style>
    <style:style style:name="co4" style:family="table-column">
      <style:table-column-properties style:column-width="2.676cm" style:use-optimal-column-width="false"/>
    </style:style>
    <style:style style:name="co5" style:family="table-column">
      <style:table-column-properties style:column-width="2.678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74cm"/>
    </style:style>
    <style:style style:name="ro3" style:family="table-row">
      <style:table-row-properties style:row-height="0.675cm"/>
    </style:style>
    <style:style style:name="ro4" style:family="table-row">
      <style:table-row-properties style:row-height="0.976cm"/>
    </style:style>
    <style:style style:name="ro5" style:family="table-row">
      <style:table-row-properties style:row-height="0.978cm"/>
    </style:style>
    <style:style style:name="ro6" style:family="table-row">
      <style:table-row-properties style:row-height="0.891cm"/>
    </style:style>
    <style:style style:name="ro7" style:family="table-row">
      <style:table-row-properties style:row-height="0.98cm"/>
    </style:style>
    <style:style style:name="ce1" style:family="table-cell">
      <style:graphic-properties style:repeat="repeat"/>
    </style:style>
    <style:style style:name="P1" style:family="paragraph">
      <style:paragraph-properties fo:margin-top="0cm" fo:margin-bottom="0cm"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2.179cm" svg:x="1.401cm" svg:y="5.081cm" presentation:class="outline" presentation:user-transformed="true">
          <draw:text-box>
            <text:p text:style-name="P1">Texts as Data:</text:p>
            <text:p text:style-name="P1"/>
            <text:p text:style-name="P1">A Short Introduction to Vectors and Matric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text?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 xml:id="id1" text:id="id1">Stream of characters</text:p>
              </text:list-item>
              <text:list-item>
                <text:p xml:id="id2" text:id="id2">Means little to a computer</text:p>
              </text:list-item>
              <text:list-item>
                <text:p xml:id="id3" text:id="id3">We need to give the computer some idea of the relationships we want to track</text:p>
              </text:list-item>
              <text:list-item>
                <text:p xml:id="id4" text:id="id4">The typical way to do this is with vectors and matric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rst decision: which relationships?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 xml:id="id5" text:id="id5">We tend to think of texts in words, documents, and, sometimes, corpora, i.e., collections of related texts</text:p>
              </text:list-item>
              <text:list-item>
                <text:p xml:id="id6" text:id="id6">So we could have the following relationships</text:p>
                <text:list>
                  <text:list-item>
                    <text:p xml:id="id7" text:id="id7">Word to word</text:p>
                  </text:list-item>
                  <text:list-item>
                    <text:p xml:id="id8" text:id="id8">Document to document</text:p>
                  </text:list-item>
                  <text:list-item>
                    <text:p xml:id="id9" text:id="id9">Corpus to corpus</text:p>
                  </text:list-item>
                  <text:list-item>
                    <text:p xml:id="id10" text:id="id10">Word to document</text:p>
                  </text:list-item>
                  <text:list-item>
                    <text:p xml:id="id11" text:id="id11">Word to corpus</text:p>
                  </text:list-item>
                  <text:list-item>
                    <text:p xml:id="id12" text:id="id12">Document to corpus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ord to document relationship</text:p>
          </draw:text-box>
        </draw:frame>
        <draw:frame presentation:style-name="pr1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 xml:id="id13" text:id="id13">Relationships:</text:p>
                <text:list>
                  <text:list-item>
                    <text:p xml:id="id14" text:id="id14">Is word in document (binary/incidence: 0 or 1)?</text:p>
                  </text:list-item>
                  <text:list-item>
                    <text:p xml:id="id15" text:id="id15">How many in document (frequency: integers)?</text:p>
                  </text:list-item>
                </text:list>
              </text:list-item>
              <text:list-item>
                <text:p xml:id="id16" text:id="id16">The result is a term-document vector</text:p>
              </text:list-item>
              <text:list-item>
                <text:p xml:id="id17" text:id="id17">A vector is simply a series of values related to each other somehow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rm-document vector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 xml:id="id18" text:id="id18">Document 1: “the dog bit the man”</text:p>
              </text:list-item>
              <text:list-item>
                <text:p xml:id="id19" text:id="id19">Binary term-document vector:</text:p>
                <text:p/>
              </text:list-item>
              <text:list-item>
                <text:p xml:id="id21" text:id="id21">Frequency term-document vector:</text:p>
                <text:p/>
              </text:list-item>
            </text:list>
          </draw:text-box>
        </draw:frame>
        <draw:frame draw:style-name="standard" xml:id="id20" draw:id="id20" draw:layer="layout" svg:width="18.656cm" svg:height="1.943cm" svg:x="2.123cm" svg:y="8.2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the</text:p>
              </table:table-cell>
              <table:table-cell>
                <text:p>dog</text:p>
              </table:table-cell>
              <table:table-cell>
                <text:p>bit</text:p>
              </table:table-cell>
              <table:table-cell>
                <text:p>man</text:p>
              </table:table-cell>
              <table:table-cell>
                <text:p>bat</text:p>
              </table:table-cell>
              <table:table-cell>
                <text:p>hit</text:p>
              </table:table-cell>
              <table:table-cell>
                <text:p>ball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22" draw:id="id22" draw:layer="layout" svg:width="18.656cm" svg:height="1.943cm" svg:x="2.067cm" svg:y="11.77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the</text:p>
              </table:table-cell>
              <table:table-cell>
                <text:p>dog</text:p>
              </table:table-cell>
              <table:table-cell>
                <text:p>bit</text:p>
              </table:table-cell>
              <table:table-cell>
                <text:p>man</text:p>
              </table:table-cell>
              <table:table-cell>
                <text:p>bat</text:p>
              </table:table-cell>
              <table:table-cell>
                <text:p>hit</text:p>
              </table:table-cell>
              <table:table-cell>
                <text:p>ball</text:p>
              </table:table-cell>
            </table:table-row>
            <table:table-row table:style-name="ro1" table:default-cell-style-name="ce1">
              <table:table-cell>
                <text:p>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rm-document matrix</text:p>
          </draw:text-box>
        </draw:frame>
        <draw:frame presentation:style-name="pr1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list>
                  <text:list-item>
                    <text:p xml:id="id23" text:id="id23">Document 2: “the bat hit the ball”</text:p>
                  </text:list-item>
                </text:list>
                <text:p/>
                <text:p/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 xml:id="id26" text:id="id26">Term-document matrix:</text:p>
                <text:p/>
              </text:list-item>
            </text:list>
          </draw:text-box>
        </draw:frame>
        <draw:frame draw:style-name="standard" xml:id="id27" draw:id="id27" draw:layer="layout" svg:width="21.319cm" svg:height="2.917cm" svg:x="1.532cm" svg:y="12.8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>the</text:p>
              </table:table-cell>
              <table:table-cell>
                <text:p>dog</text:p>
              </table:table-cell>
              <table:table-cell>
                <text:p>bit</text:p>
              </table:table-cell>
              <table:table-cell>
                <text:p>man</text:p>
              </table:table-cell>
              <table:table-cell>
                <text:p>bat</text:p>
              </table:table-cell>
              <table:table-cell>
                <text:p>hit</text:p>
              </table:table-cell>
              <table:table-cell>
                <text:p>ball</text:p>
              </table:table-cell>
            </table:table-row>
            <table:table-row table:style-name="ro1" table:default-cell-style-name="ce1">
              <table:table-cell>
                <text:p>Doc 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ce1">
              <table:table-cell>
                <text:p>Doc 2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24" draw:id="id24" draw:layer="layout" svg:width="18.656cm" svg:height="1.943cm" svg:x="2.205cm" svg:y="6.40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the</text:p>
              </table:table-cell>
              <table:table-cell>
                <text:p>dog</text:p>
              </table:table-cell>
              <table:table-cell>
                <text:p>bit</text:p>
              </table:table-cell>
              <table:table-cell>
                <text:p>man</text:p>
              </table:table-cell>
              <table:table-cell>
                <text:p>bat</text:p>
              </table:table-cell>
              <table:table-cell>
                <text:p>hit</text:p>
              </table:table-cell>
              <table:table-cell>
                <text:p>ball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25" draw:id="id25" draw:layer="layout" svg:width="18.656cm" svg:height="1.943cm" svg:x="2.229cm" svg:y="8.78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the</text:p>
              </table:table-cell>
              <table:table-cell>
                <text:p>dog</text:p>
              </table:table-cell>
              <table:table-cell>
                <text:p>bit</text:p>
              </table:table-cell>
              <table:table-cell>
                <text:p>man</text:p>
              </table:table-cell>
              <table:table-cell>
                <text:p>bat</text:p>
              </table:table-cell>
              <table:table-cell>
                <text:p>hit</text:p>
              </table:table-cell>
              <table:table-cell>
                <text:p>ball</text:p>
              </table:table-cell>
            </table:table-row>
            <table:table-row table:style-name="ro1" table:default-cell-style-name="ce1">
              <table:table-cell>
                <text:p>2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28" draw:id="id28" draw:layer="layout" svg:width="21.319cm" svg:height="2.917cm" svg:x="1.562cm" svg:y="16.28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>the</text:p>
              </table:table-cell>
              <table:table-cell>
                <text:p>dog</text:p>
              </table:table-cell>
              <table:table-cell>
                <text:p>bit</text:p>
              </table:table-cell>
              <table:table-cell>
                <text:p>man</text:p>
              </table:table-cell>
              <table:table-cell>
                <text:p>bat</text:p>
              </table:table-cell>
              <table:table-cell>
                <text:p>hit</text:p>
              </table:table-cell>
              <table:table-cell>
                <text:p>ball</text:p>
              </table:table-cell>
            </table:table-row>
            <table:table-row table:style-name="ro1" table:default-cell-style-name="ce1">
              <table:table-cell>
                <text:p>Doc 1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ce1">
              <table:table-cell>
                <text:p>Doc 2</text:p>
              </table:table-cell>
              <table:table-cell>
                <text:p>2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6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rm-document matrix</text:p>
          </draw:text-box>
        </draw:frame>
        <draw:frame presentation:style-name="pr1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 xml:id="id29" text:id="id29">Used to compare documents with each other</text:p>
                <text:list>
                  <text:list-item>
                    <text:p xml:id="id30" text:id="id30">e.g., authorship attribution, genre identification, document topic recognition</text:p>
                  </text:list-item>
                </text:list>
              </text:list-item>
              <text:list-item>
                <text:p xml:id="id31" text:id="id31">Assumes independence of the entities</text:p>
                <text:list>
                  <text:list-item>
                    <text:p xml:id="id32" text:id="id32">i.e., the occurrence of each entity is independent of the occurrence of any other entity (Naive Bayes)</text:p>
                  </text:list-item>
                </text:list>
              </text:list-item>
              <text:list-item>
                <text:p xml:id="id33" text:id="id33">For language, this is a bad assumption</text:p>
                <text:list>
                  <text:list-item>
                    <text:p xml:id="id34" text:id="id34">the occurrence of a word will depend heavily on the words around it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ord to word relationships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 xml:id="id35" text:id="id35">Typical question: How often do two words occur together in the same context (span, sentence, paragraph, document, etc.)?</text:p>
              </text:list-item>
              <text:list-item>
                <text:p xml:id="id36" text:id="id36">E.g., how often in the same sentence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nary word-word in sentence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“the dog bit the man” and “the bat hit the ball”</text:p>
              </text:list-item>
            </text:list>
          </draw:text-box>
        </draw:frame>
        <draw:frame draw:style-name="standard" draw:layer="layout" svg:width="21.323cm" svg:height="7.801cm" svg:x="1.904cm" svg:y="7.1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4"/>
            <table:table-row table:style-name="ro3" table:default-cell-style-name="ce1">
              <table:table-cell/>
              <table:table-cell>
                <text:p>the</text:p>
              </table:table-cell>
              <table:table-cell>
                <text:p>dog</text:p>
              </table:table-cell>
              <table:table-cell>
                <text:p>bit</text:p>
              </table:table-cell>
              <table:table-cell>
                <text:p>man</text:p>
              </table:table-cell>
              <table:table-cell>
                <text:p>bat</text:p>
              </table:table-cell>
              <table:table-cell>
                <text:p>hit</text:p>
              </table:table-cell>
              <table:table-cell>
                <text:p>ball</text:p>
              </table:table-cell>
            </table:table-row>
            <table:table-row table:style-name="ro1" table:default-cell-style-name="ce1">
              <table:table-cell>
                <text:p>the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dog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bit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man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bat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hit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1">
              <table:table-cell>
                <text:p>ball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nary word-word in sentence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“the dog bit the man” and “the bat hit the ball”</text:p>
              </text:list-item>
            </text:list>
          </draw:text-box>
        </draw:frame>
        <draw:frame draw:style-name="standard" draw:layer="layout" svg:width="21.323cm" svg:height="7.801cm" svg:x="1.904cm" svg:y="7.1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4"/>
            <table:table-row table:style-name="ro3" table:default-cell-style-name="ce1">
              <table:table-cell/>
              <table:table-cell>
                <text:p>the</text:p>
              </table:table-cell>
              <table:table-cell>
                <text:p>dog</text:p>
              </table:table-cell>
              <table:table-cell>
                <text:p>bit</text:p>
              </table:table-cell>
              <table:table-cell>
                <text:p>man</text:p>
              </table:table-cell>
              <table:table-cell>
                <text:p>bat</text:p>
              </table:table-cell>
              <table:table-cell>
                <text:p>hit</text:p>
              </table:table-cell>
              <table:table-cell>
                <text:p>ball</text:p>
              </table:table-cell>
            </table:table-row>
            <table:table-row table:style-name="ro1" table:default-cell-style-name="ce1">
              <table:table-cell>
                <text:p>the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4" table:default-cell-style-name="ce1">
              <table:table-cell>
                <text:p>dog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4" table:default-cell-style-name="ce1">
              <table:table-cell>
                <text:p>bit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4" table:default-cell-style-name="ce1">
              <table:table-cell>
                <text:p>man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4" table:default-cell-style-name="ce1">
              <table:table-cell>
                <text:p>bat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4" table:default-cell-style-name="ce1">
              <table:table-cell>
                <text:p>hit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5" table:default-cell-style-name="ce1">
              <table:table-cell>
                <text:p>bal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equency word-word in sentence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“the dog bit the man” and “the bat hit the ball”</text:p>
              </text:list-item>
            </text:list>
          </draw:text-box>
        </draw:frame>
        <draw:frame draw:style-name="standard" draw:layer="layout" svg:width="21.325cm" svg:height="7.803cm" svg:x="1.887cm" svg:y="7.1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5"/>
            <table:table-row table:style-name="ro6" table:default-cell-style-name="ce1">
              <table:table-cell/>
              <table:table-cell>
                <text:p>the</text:p>
              </table:table-cell>
              <table:table-cell>
                <text:p>dog</text:p>
              </table:table-cell>
              <table:table-cell>
                <text:p>bit</text:p>
              </table:table-cell>
              <table:table-cell>
                <text:p>man</text:p>
              </table:table-cell>
              <table:table-cell>
                <text:p>bat</text:p>
              </table:table-cell>
              <table:table-cell>
                <text:p>hit</text:p>
              </table:table-cell>
              <table:table-cell>
                <text:p>ball</text:p>
              </table:table-cell>
            </table:table-row>
            <table:table-row table:style-name="ro1" table:default-cell-style-name="ce1">
              <table:table-cell>
                <text:p>the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dog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bit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man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bat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hit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1">
              <table:table-cell>
                <text:p>ball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equency word-word in sentence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“the dog bit the man” and “the bat hit the ball”</text:p>
              </text:list-item>
            </text:list>
          </draw:text-box>
        </draw:frame>
        <draw:frame draw:style-name="standard" draw:layer="layout" svg:width="21.325cm" svg:height="7.803cm" svg:x="1.887cm" svg:y="7.1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5"/>
            <table:table-row table:style-name="ro6" table:default-cell-style-name="ce1">
              <table:table-cell/>
              <table:table-cell>
                <text:p>the</text:p>
              </table:table-cell>
              <table:table-cell>
                <text:p>dog</text:p>
              </table:table-cell>
              <table:table-cell>
                <text:p>bit</text:p>
              </table:table-cell>
              <table:table-cell>
                <text:p>man</text:p>
              </table:table-cell>
              <table:table-cell>
                <text:p>bat</text:p>
              </table:table-cell>
              <table:table-cell>
                <text:p>hit</text:p>
              </table:table-cell>
              <table:table-cell>
                <text:p>ball</text:p>
              </table:table-cell>
            </table:table-row>
            <table:table-row table:style-name="ro1" table:default-cell-style-name="ce1">
              <table:table-cell>
                <text:p>the</text:p>
              </table:table-cell>
              <table:table-cell>
                <text:p>1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dog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bit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man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bat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hit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1">
              <table:table-cell>
                <text:p>ball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equency word-word in sentence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“the dog bit the man” and “the bat hit the ball”</text:p>
              </text:list-item>
            </text:list>
          </draw:text-box>
        </draw:frame>
        <draw:frame draw:style-name="standard" draw:layer="layout" svg:width="21.325cm" svg:height="7.803cm" svg:x="1.887cm" svg:y="7.1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5"/>
            <table:table-row table:style-name="ro6" table:default-cell-style-name="ce1">
              <table:table-cell/>
              <table:table-cell>
                <text:p>the</text:p>
              </table:table-cell>
              <table:table-cell>
                <text:p>dog</text:p>
              </table:table-cell>
              <table:table-cell>
                <text:p>bit</text:p>
              </table:table-cell>
              <table:table-cell>
                <text:p>man</text:p>
              </table:table-cell>
              <table:table-cell>
                <text:p>bat</text:p>
              </table:table-cell>
              <table:table-cell>
                <text:p>hit</text:p>
              </table:table-cell>
              <table:table-cell>
                <text:p>ball</text:p>
              </table:table-cell>
            </table:table-row>
            <table:table-row table:style-name="ro1" table:default-cell-style-name="ce1">
              <table:table-cell>
                <text:p>the</text:p>
              </table:table-cell>
              <table:table-cell>
                <text:p>1</text:p>
              </table:table-cell>
              <table:table-cell>
                <text:p>2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dog</text:p>
              </table:table-cell>
              <table:table-cell>
                <text:p>2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bit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man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bat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hit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1">
              <table:table-cell>
                <text:p>ball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equency word-word in sentence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“the dog bit the man” and “the bat hit the ball”</text:p>
              </text:list-item>
            </text:list>
          </draw:text-box>
        </draw:frame>
        <draw:frame draw:style-name="standard" draw:layer="layout" svg:width="21.325cm" svg:height="7.803cm" svg:x="1.887cm" svg:y="7.1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5"/>
            <table:table-row table:style-name="ro6" table:default-cell-style-name="ce1">
              <table:table-cell/>
              <table:table-cell>
                <text:p>the</text:p>
              </table:table-cell>
              <table:table-cell>
                <text:p>dog</text:p>
              </table:table-cell>
              <table:table-cell>
                <text:p>bit</text:p>
              </table:table-cell>
              <table:table-cell>
                <text:p>man</text:p>
              </table:table-cell>
              <table:table-cell>
                <text:p>bat</text:p>
              </table:table-cell>
              <table:table-cell>
                <text:p>hit</text:p>
              </table:table-cell>
              <table:table-cell>
                <text:p>ball</text:p>
              </table:table-cell>
            </table:table-row>
            <table:table-row table:style-name="ro1" table:default-cell-style-name="ce1">
              <table:table-cell>
                <text:p>the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2</text:p>
              </table:table-cell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dog</text:p>
              </table:table-cell>
              <table:table-cell>
                <text:p>2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bit</text:p>
              </table:table-cell>
              <table:table-cell>
                <text:p>2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man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bat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hit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1">
              <table:table-cell>
                <text:p>ball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equency word-word in sentence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“the dog bit the man” and “the bat hit the ball”</text:p>
              </text:list-item>
            </text:list>
          </draw:text-box>
        </draw:frame>
        <draw:frame draw:style-name="standard" draw:layer="layout" svg:width="21.325cm" svg:height="7.803cm" svg:x="1.887cm" svg:y="7.1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5"/>
            <table:table-row table:style-name="ro6" table:default-cell-style-name="ce1">
              <table:table-cell/>
              <table:table-cell>
                <text:p>the</text:p>
              </table:table-cell>
              <table:table-cell>
                <text:p>dog</text:p>
              </table:table-cell>
              <table:table-cell>
                <text:p>bit</text:p>
              </table:table-cell>
              <table:table-cell>
                <text:p>man</text:p>
              </table:table-cell>
              <table:table-cell>
                <text:p>bat</text:p>
              </table:table-cell>
              <table:table-cell>
                <text:p>hit</text:p>
              </table:table-cell>
              <table:table-cell>
                <text:p>ball</text:p>
              </table:table-cell>
            </table:table-row>
            <table:table-row table:style-name="ro1" table:default-cell-style-name="ce1">
              <table:table-cell>
                <text:p>the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dog</text:p>
              </table:table-cell>
              <table:table-cell>
                <text:p>2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bit</text:p>
              </table:table-cell>
              <table:table-cell>
                <text:p>2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man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bat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hit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1">
              <table:table-cell>
                <text:p>ball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equency word-word in sentence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“the dog bit the man” and “the bat hit the ball”</text:p>
              </text:list-item>
            </text:list>
          </draw:text-box>
        </draw:frame>
        <draw:frame draw:style-name="standard" draw:layer="layout" svg:width="21.325cm" svg:height="7.803cm" svg:x="1.887cm" svg:y="7.1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5"/>
            <table:table-row table:style-name="ro6" table:default-cell-style-name="ce1">
              <table:table-cell/>
              <table:table-cell>
                <text:p>the</text:p>
              </table:table-cell>
              <table:table-cell>
                <text:p>dog</text:p>
              </table:table-cell>
              <table:table-cell>
                <text:p>bit</text:p>
              </table:table-cell>
              <table:table-cell>
                <text:p>man</text:p>
              </table:table-cell>
              <table:table-cell>
                <text:p>bat</text:p>
              </table:table-cell>
              <table:table-cell>
                <text:p>hit</text:p>
              </table:table-cell>
              <table:table-cell>
                <text:p>ball</text:p>
              </table:table-cell>
            </table:table-row>
            <table:table-row table:style-name="ro1" table:default-cell-style-name="ce1">
              <table:table-cell>
                <text:p>the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dog</text:p>
              </table:table-cell>
              <table:table-cell>
                <text:p>2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bit</text:p>
              </table:table-cell>
              <table:table-cell>
                <text:p>2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man</text:p>
              </table:table-cell>
              <table:table-cell>
                <text:p>2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bat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hit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1">
              <table:table-cell>
                <text:p>ball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equency word-word in sentence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“the dog bit the man” and “the bat hit the ball”</text:p>
              </text:list-item>
            </text:list>
          </draw:text-box>
        </draw:frame>
        <draw:frame draw:style-name="standard" draw:layer="layout" svg:width="21.325cm" svg:height="7.803cm" svg:x="1.887cm" svg:y="7.1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5"/>
            <table:table-row table:style-name="ro6" table:default-cell-style-name="ce1">
              <table:table-cell/>
              <table:table-cell>
                <text:p>the</text:p>
              </table:table-cell>
              <table:table-cell>
                <text:p>dog</text:p>
              </table:table-cell>
              <table:table-cell>
                <text:p>bit</text:p>
              </table:table-cell>
              <table:table-cell>
                <text:p>man</text:p>
              </table:table-cell>
              <table:table-cell>
                <text:p>bat</text:p>
              </table:table-cell>
              <table:table-cell>
                <text:p>hit</text:p>
              </table:table-cell>
              <table:table-cell>
                <text:p>ball</text:p>
              </table:table-cell>
            </table:table-row>
            <table:table-row table:style-name="ro1" table:default-cell-style-name="ce1">
              <table:table-cell>
                <text:p>the</text:p>
              </table:table-cell>
              <table:table-cell>
                <text:p>4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</table:table-row>
            <table:table-row table:style-name="ro4" table:default-cell-style-name="ce1">
              <table:table-cell>
                <text:p>dog</text:p>
              </table:table-cell>
              <table:table-cell>
                <text:p>2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4" table:default-cell-style-name="ce1">
              <table:table-cell>
                <text:p>bit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4" table:default-cell-style-name="ce1">
              <table:table-cell>
                <text:p>man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4" table:default-cell-style-name="ce1">
              <table:table-cell>
                <text:p>bat</text:p>
              </table:table-cell>
              <table:table-cell>
                <text:p>2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4" table:default-cell-style-name="ce1">
              <table:table-cell>
                <text:p>hit</text:p>
              </table:table-cell>
              <table:table-cell>
                <text:p>2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7" table:default-cell-style-name="ce1">
              <table:table-cell>
                <text:p>ball</text:p>
              </table:table-cell>
              <table:table-cell>
                <text:p>2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2T13:51:25.527720055</meta:creation-date>
    <dc:date>2014-07-27T16:20:29.342100713</dc:date>
    <meta:editing-duration>PT4H5M57S</meta:editing-duration>
    <meta:editing-cycles>22</meta:editing-cycles>
    <meta:generator>LibreOffice/4.2.4.2$Linux_X86_64 LibreOffice_project/420m0$Build-2</meta:generator>
    <meta:document-statistic meta:object-count="103"/>
  </office:meta>
</office:document-meta>
</file>